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 fo:break-before="pag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05a13e"/>
    </style:style>
    <style:style style:name="P5" style:family="paragraph" style:parent-style-name="Text_20_body">
      <style:paragraph-properties fo:text-align="center" style:justify-single-word="false"/>
      <style:text-properties officeooo:paragraph-rsid="000a5268"/>
    </style:style>
    <style:style style:name="P6" style:family="paragraph" style:parent-style-name="Heading_20_1">
      <style:paragraph-properties fo:text-align="start" style:justify-single-word="false" fo:break-before="pag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paragraph-rsid="00069c5c"/>
    </style:style>
    <style:style style:name="P9" style:family="paragraph" style:parent-style-name="Text_20_body">
      <style:paragraph-properties fo:text-align="start" style:justify-single-word="false"/>
      <style:text-properties officeooo:paragraph-rsid="00087192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text-align="end" style:justify-single-word="false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0ad172" officeooo:paragraph-rsid="000ad172"/>
    </style:style>
    <style:style style:name="T1" style:family="text">
      <style:text-properties fo:font-variant="small-caps" style:text-position="0% 100%" fo:font-style="normal" style:text-underline-style="none" fo:font-weight="normal"/>
    </style:style>
    <style:style style:name="T2" style:family="text">
      <style:text-properties style:text-position="0% 100%" fo:font-style="normal" style:text-underline-style="none" fo:font-weight="normal"/>
    </style:style>
    <style:style style:name="T3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oral Annotations<text:line-break/>13/3/2023 17:24:44</text:h>
      <text:p text:style-name="Text_20_body"/>
      <text:p text:style-name="P3">" WORRIED SEEKER: hello world! "</text:p>
      <text:p text:style-name="Text_20_body"/>
      <text:p text:style-name="P4">” <text:reference-mark-start text:name="ZOTERO_ITEM CSL_CITATION {&quot;citationID&quot;:&quot;y7yVpum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AtbEgznlqE"/><text:span text:style-name="T1">Cicero</text:span><text:span text:style-name="T2"> 1914</text:span><text:reference-mark-end text:name="ZOTERO_ITEM CSL_CITATION {&quot;citationID&quot;:&quot;y7yVpum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AtbEgznlqE"/>: eu ipsum a turpis euismod</text:p>
      <text:p text:style-name="P3">– WORRIED SEEKER: you foo? ”</text:p>
      <text:p text:style-name="Text_20_body"/>
      <text:p text:style-name="P4">” <text:reference-mark-start text:name="ZOTERO_ITEM CSL_CITATION {&quot;citationID&quot;:&quot;d3iPhaG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fddQTUfnX"/><text:span text:style-name="T1">Cicero</text:span><text:span text:style-name="T2"> 1914</text:span><text:reference-mark-end text:name="ZOTERO_ITEM CSL_CITATION {&quot;citationID&quot;:&quot;d3iPhaG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fddQTUfnX"/>: empor vene</text:p>
      <text:p text:style-name="P3">– WORRIED SEEKER: call bar ”</text:p>
      <text:p text:style-name="Text_20_body"/>
      <text:p text:style-name="P4">” <text:reference-mark-start text:name="ZOTERO_ITEM CSL_CITATION {&quot;citationID&quot;:&quot;IUUjkPr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xr1pYyqR5"/><text:span text:style-name="T1">Cicero</text:span><text:span text:style-name="T2"> 1914</text:span><text:reference-mark-end text:name="ZOTERO_ITEM CSL_CITATION {&quot;citationID&quot;:&quot;IUUjkPr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xr1pYyqR5"/>: um odio,</text:p>
      <text:p text:style-name="P3">– WORRIED SEEKER: bar ”</text:p>
      <text:p text:style-name="Text_20_body"/>
      <text:p text:style-name="P3">" WORRIED SEEKER: back to bar "</text:p>
      <text:p text:style-name="Text_20_body"/>
      <text:p text:style-name="P4">” <text:reference-mark-start text:name="ZOTERO_ITEM CSL_CITATION {&quot;citationID&quot;:&quot;vnbflFWN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DGhGQtPuC"/><text:span text:style-name="T1">Cicero</text:span><text:span text:style-name="T2"> 1914</text:span><text:reference-mark-end text:name="ZOTERO_ITEM CSL_CITATION {&quot;citationID&quot;:&quot;vnbflFWN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DGhGQtPuC"/>: vitae nisl quis</text:p>
      <text:p text:style-name="P3">– WORRIED SEEKER: here comes foobar ”</text:p>
      <text:p text:style-name="P3"/>
      <text:p text:style-name="P3"/>
      <text:h text:style-name="P6" text:outline-level="1">Choral Anotations <text:line-break/>13/3/2023 17:05:24</text:h>
      <text:p text:style-name="Text_20_body"/>
      <text:p text:style-name="P7">" WORRIED SEEKER: hello world! "</text:p>
      <text:p text:style-name="Text_20_body"/>
      <text:p text:style-name="P9">” <text:reference-mark-start text:name="ZOTERO_ITEM CSL_CITATION {&quot;citationID&quot;:&quot;e4QoRQbB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3t9rCQXla"/><text:span text:style-name="T1">Cicero</text:span><text:span text:style-name="T2"> 1914</text:span><text:reference-mark-end text:name="ZOTERO_ITEM CSL_CITATION {&quot;citationID&quot;:&quot;e4QoRQbB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3t9rCQXla"/>: eu ipsum a turpis euismod</text:p>
      <text:p text:style-name="P11">– WORRIED SEEKER: you foo? ”</text:p>
      <text:p text:style-name="Text_20_body"/>
      <text:p text:style-name="P9">” <text:reference-mark-start text:name="ZOTERO_ITEM CSL_CITATION {&quot;citationID&quot;:&quot;993QZVd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pmSlYdsVQ"/><text:span text:style-name="T1">Cicero</text:span><text:span text:style-name="T2"> 1914</text:span><text:reference-mark-end text:name="ZOTERO_ITEM CSL_CITATION {&quot;citationID&quot;:&quot;993QZVd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zpmSlYdsVQ"/>: empor vene</text:p>
      <text:p text:style-name="P11">– WORRIED SEEKER: call bar ”</text:p>
      <text:p text:style-name="Text_20_body"/>
      <text:p text:style-name="P9">” <text:reference-mark-start text:name="ZOTERO_ITEM CSL_CITATION {&quot;citationID&quot;:&quot;iFxYh9G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fPRcQQzVaX"/><text:span text:style-name="T1">Cicero</text:span><text:span text:style-name="T2"> 1914</text:span><text:reference-mark-end text:name="ZOTERO_ITEM CSL_CITATION {&quot;citationID&quot;:&quot;iFxYh9G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fPRcQQzVaX"/>: um odio,</text:p>
      <text:p text:style-name="P11">– WORRIED SEEKER: bar ”</text:p>
      <text:p text:style-name="Text_20_body"/>
      <text:p text:style-name="P7">" WORRIED SEEKER: back to bar "</text:p>
      <text:p text:style-name="Text_20_body"/>
      <text:p text:style-name="P9">” <text:reference-mark-start text:name="ZOTERO_ITEM CSL_CITATION {&quot;citationID&quot;:&quot;BuWKF5vo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D5yl400Prg"/><text:span text:style-name="T1">Cicero</text:span><text:span text:style-name="T2"> 1914</text:span><text:reference-mark-end text:name="ZOTERO_ITEM CSL_CITATION {&quot;citationID&quot;:&quot;BuWKF5vo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D5yl400Prg"/>: vitae nisl quis</text:p>
      <text:p text:style-name="P11">– WORRIED SEEKER: here comes foobar ”</text:p>
      <text:p text:style-name="Text_20_body"/>
      <text:p text:style-name="Text_20_body"/>
      <text:h text:style-name="P6" text:outline-level="1">Choral Anotations <text:line-break/>13/3/2023 17:14:02</text:h>
      <text:p text:style-name="Text_20_body"/>
      <text:p text:style-name="P7">" WORRIED SEEKER: hello world! "</text:p>
      <text:p text:style-name="Text_20_body"/>
      <text:p text:style-name="P8">” <text:reference-mark-start text:name="ZOTERO_ITEM CSL_CITATION {&quot;citationID&quot;:&quot;HaIsmvv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hZ5kDi8AP0"/><text:span text:style-name="T1">Cicero</text:span><text:span text:style-name="T2"> 1914</text:span><text:reference-mark-end text:name="ZOTERO_ITEM CSL_CITATION {&quot;citationID&quot;:&quot;HaIsmvvt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hZ5kDi8AP0"/>: eu ipsum a turpis euismod</text:p>
      <text:p text:style-name="P7">– WORRIED SEEKER: you foo? ”</text:p>
      <text:p text:style-name="Text_20_body"/>
      <text:p text:style-name="P8">” <text:reference-mark-start text:name="ZOTERO_ITEM CSL_CITATION {&quot;citationID&quot;:&quot;U0IbuJNH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jzgXTkdfh"/><text:span text:style-name="T1">Cicero</text:span><text:span text:style-name="T2"> 1914</text:span><text:reference-mark-end text:name="ZOTERO_ITEM CSL_CITATION {&quot;citationID&quot;:&quot;U0IbuJNH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jzgXTkdfh"/>: empor vene</text:p>
      <text:p text:style-name="P7">– WORRIED SEEKER: call bar ”</text:p>
      <text:p text:style-name="Text_20_body"/>
      <text:p text:style-name="P8">” <text:reference-mark-start text:name="ZOTERO_ITEM CSL_CITATION {&quot;citationID&quot;:&quot;FWaE7BvJ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HyX9qChRX"/><text:span text:style-name="T1">Cicero</text:span><text:span text:style-name="T2"> 1914</text:span><text:reference-mark-end text:name="ZOTERO_ITEM CSL_CITATION {&quot;citationID&quot;:&quot;FWaE7BvJ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XHyX9qChRX"/>: um odio,</text:p>
      <text:p text:style-name="P7">– WORRIED SEEKER: bar ”</text:p>
      <text:p text:style-name="Text_20_body"/>
      <text:p text:style-name="P7">" WORRIED SEEKER: back to bar "</text:p>
      <text:p text:style-name="Text_20_body"/>
      <text:p text:style-name="P8">” <text:reference-mark-start text:name="ZOTERO_ITEM CSL_CITATION {&quot;citationID&quot;:&quot;iuGvkm90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YEKpe1qxgq"/><text:span text:style-name="T1">Cicero</text:span><text:span text:style-name="T2"> 1914</text:span><text:reference-mark-end text:name="ZOTERO_ITEM CSL_CITATION {&quot;citationID&quot;:&quot;iuGvkm90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YEKpe1qxgq"/>: vitae nisl quis</text:p>
      <text:p text:style-name="P7">– WORRIED SEEKER: here comes foobar ”</text:p>
      <text:p text:style-name="P7"/>
      <text:p text:style-name="P7"/>
      <text:h text:style-name="P2" text:outline-level="1">Choral Anotations<text:line-break/>13/3/2023 16:34:05</text:h>
      <text:p text:style-name="Text_20_body"/>
      <text:p text:style-name="P9">” <text:reference-mark-start text:name="ZOTERO_ITEM CSL_CITATION {&quot;citationID&quot;:&quot;Mx0PqpPv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FBv4YhdHc"/><text:span text:style-name="T1">Cicero</text:span><text:span text:style-name="T2"> 1914</text:span><text:reference-mark-end text:name="ZOTERO_ITEM CSL_CITATION {&quot;citationID&quot;:&quot;Mx0PqpPv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wFBv4YhdHc"/>: eu ipsum a turpis euismod</text:p>
      <text:p text:style-name="P7">– WORRIED SEEKER: you foo? ”</text:p>
      <text:p text:style-name="Text_20_body"/>
      <text:p text:style-name="P9">” <text:reference-mark-start text:name="ZOTERO_ITEM CSL_CITATION {&quot;citationID&quot;:&quot;jP73Lw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iv6NWgRBHT"/><text:span text:style-name="T1">Cicero</text:span><text:span text:style-name="T2"> 1914</text:span><text:reference-mark-end text:name="ZOTERO_ITEM CSL_CITATION {&quot;citationID&quot;:&quot;jP73Lw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iv6NWgRBHT"/>: empor vene</text:p>
      <text:p text:style-name="P7">– WORRIED SEEKER: call bar ”</text:p>
      <text:p text:style-name="Text_20_body"/>
      <text:p text:style-name="P9">” <text:reference-mark-start text:name="ZOTERO_ITEM CSL_CITATION {&quot;citationID&quot;:&quot;E8CKN1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nEofR3qwn9"/><text:span text:style-name="T1">Cicero</text:span><text:span text:style-name="T2"> 1914</text:span><text:reference-mark-end text:name="ZOTERO_ITEM CSL_CITATION {&quot;citationID&quot;:&quot;E8CKN1p2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nEofR3qwn9"/>: um odio,</text:p>
      <text:p text:style-name="P7">– WORRIED SEEKER: bar ”</text:p>
      <text:p text:style-name="Text_20_body"/>
      <text:p text:style-name="P7">quietly:</text:p>
      <text:p text:style-name="P9">” <text:reference-mark-start text:name="ZOTERO_ITEM CSL_CITATION {&quot;citationID&quot;:&quot;vPkdMBL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JNXFhSINgb"/><text:span text:style-name="T1">Cicero</text:span><text:span text:style-name="T2"> 1914</text:span><text:reference-mark-end text:name="ZOTERO_ITEM CSL_CITATION {&quot;citationID&quot;:&quot;vPkdMBL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JNXFhSINgb"/>: vitae nisl quis</text:p>
      <text:p text:style-name="P7">– WORRIED SEEKER: here comes foobar ”</text:p>
      <text:p text:style-name="Text_20_body"/>
      <text:p text:style-name="Text_20_body"/>
      <text:h text:style-name="P2" text:outline-level="1">Choral Annotations<text:line-break/>13/3/2023 18:59:04</text:h>
      <text:p text:style-name="Text_20_body"/>
      <text:p text:style-name="P3">WORRIED SEEKER:</text:p>
      <text:p text:style-name="P11">hello world! </text:p>
      <text:p text:style-name="Text_20_body"/>
      <text:p text:style-name="P5"><text:reference-mark-start text:name="ZOTERO_ITEM CSL_CITATION {&quot;citationID&quot;:&quot;GkZrRMT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80lFAxTQC1"/><text:span text:style-name="T1">Cicero</text:span><text:span text:style-name="T2"> 1914</text:span><text:reference-mark-end text:name="ZOTERO_ITEM CSL_CITATION {&quot;citationID&quot;:&quot;GkZrRMTQ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80lFAxTQC1"/>:</text:p>
      <text:p text:style-name="P7">eu ipsum a turpis euismod</text:p>
      <text:p text:style-name="P3">WORRIED SEEKER: </text:p>
      <text:p text:style-name="P11">you foo? </text:p>
      <text:p text:style-name="Text_20_body"/>
      <text:p text:style-name="P5"><text:reference-mark-start text:name="ZOTERO_ITEM CSL_CITATION {&quot;citationID&quot;:&quot;PHmQAqci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lRnBYSVGQa"/><text:span text:style-name="T1">Cicero</text:span><text:span text:style-name="T2"> 1914</text:span><text:reference-mark-end text:name="ZOTERO_ITEM CSL_CITATION {&quot;citationID&quot;:&quot;PHmQAqci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lRnBYSVGQa"/>:</text:p>
      <text:p text:style-name="P7">empor vene</text:p>
      <text:p text:style-name="P3">WORRIED SEEKER: </text:p>
      <text:p text:style-name="P11">call bar </text:p>
      <text:p text:style-name="Text_20_body"/>
      <text:p text:style-name="P5"><text:reference-mark-start text:name="ZOTERO_ITEM CSL_CITATION {&quot;citationID&quot;:&quot;fdyrGPw3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OZBmydEKG"/><text:span text:style-name="T1">Cicero</text:span><text:span text:style-name="T2"> 1914</text:span><text:reference-mark-end text:name="ZOTERO_ITEM CSL_CITATION {&quot;citationID&quot;:&quot;fdyrGPw3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BOZBmydEKG"/>:</text:p>
      <text:p text:style-name="P7">um odio,</text:p>
      <text:p text:style-name="P3">WORRIED SEEKER: </text:p>
      <text:p text:style-name="P11">bar </text:p>
      <text:p text:style-name="Text_20_body"/>
      <text:p text:style-name="P3">WORRIED SEEKER:</text:p>
      <text:p text:style-name="P11">back to bar </text:p>
      <text:p text:style-name="Text_20_body"/>
      <text:p text:style-name="P5"><text:reference-mark-start text:name="ZOTERO_ITEM CSL_CITATION {&quot;citationID&quot;:&quot;hWMpleI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EmQHFsQ3P"/><text:span text:style-name="T1">Cicero</text:span><text:span text:style-name="T2"> 1914</text:span><text:reference-mark-end text:name="ZOTERO_ITEM CSL_CITATION {&quot;citationID&quot;:&quot;hWMpleID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6EmQHFsQ3P"/>:</text:p>
      <text:p text:style-name="P7">vitae nisl quis</text:p>
      <text:p text:style-name="P3">WORRIED SEEKER: </text:p>
      <text:p text:style-name="P11">here comes foobar ”</text:p>
      <text:p text:style-name="P10"/>
      <text:p text:style-name="P10"/>
      <text:p text:style-name="P10"/>
      <text:p text:style-name="P12"><text:soft-page-break/></text:p>
      <text:p text:style-name="Text_20_body"/>
      <text:section text:style-name="Sect1" text:name="ZOTERO_BIBL {&quot;uncited&quot;:[],&quot;omitted&quot;:[],&quot;custom&quot;:[]} CSL_BIBLIOGRAPHY RND5NHXaMdoR2">
        <text:p text:style-name="Bibliography_20_1">Cicero. (1914). <text:span text:style-name="T3">De finibus bonorum et malorum</text:span>. W. Heinemann.</text:p>
      </text:section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éo Favre</meta:initial-creator>
    <meta:creation-date>2023-03-13T18:08:30.353000000</meta:creation-date>
    <dc:date>2023-03-14T17:47:53.767000000</dc:date>
    <dc:creator>Théo Favre</dc:creator>
    <meta:editing-duration>PT8M32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65" meta:word-count="291" meta:character-count="1643" meta:non-whitespace-character-count="1390"/>
    <meta:user-defined meta:name="ZOTERO_PREF_1">&lt;data data-version="3" zotero-version="6.0.23-beta.5+bc07bf803"&gt;&lt;session id="55eSGNET"/&gt;&lt;style id="http://www.zotero.org/styles/american-psychological-association-7th-edition" locale="es-ES" hasBibliography="1" bibliographyStyleHasBeenSet="1"/&gt;&lt;prefs&gt;&lt;pre</meta:user-defined>
    <meta:user-defined meta:name="ZOTERO_PREF_2">f name="fieldType" value="ReferenceMark"/&gt;&lt;/prefs&gt;&lt;/data&gt;</meta:user-defined>
  </office:meta>
</office:document-meta>
</file>